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nha_20_de_20_Identificação">
      <style:text-properties officeooo:rsid="000dc827" officeooo:paragraph-rsid="000dc827"/>
    </style:style>
    <style:style style:name="T1" style:family="text">
      <style:text-properties officeooo:rsid="000cf9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ítulo_20_do_20_fichamento">Ficha <text:span text:style-name="T1">RESUMO/ANALÍTICA</text:span><text:line-break/><text:span text:style-name="T1">DE PALESTRA/CONFERÊNCIA</text:span></text:p>
      <text:h text:style-name="Heading_20_1" text:outline-level="1">Autor do Fichamento</text:h>
      <text:p text:style-name="Linha_20_de_20_Identificação">&lt;Nome completo do autor&gt;</text:p>
      <text:h text:style-name="Heading_20_1" text:outline-level="1">TÍTULO DA PALESTRA/CONFERÊNCIA</text:h>
      <text:p text:style-name="P1">&lt;Título da Palestra&gt;</text:p>
      <text:h text:style-name="Heading_20_1" text:outline-level="1">NOME E TITULAÇÃO DO MINISTRANTE</text:h>
      <text:p text:style-name="P1">&lt;Dados do autor&gt;</text:p>
      <text:h text:style-name="Heading_20_1" text:outline-level="1">Referente Utilizado</text:h>
      <text:p text:style-name="Linha_20_de_20_Identificação">&lt;Referente&gt;</text:p>
      <text:h text:style-name="Heading_20_1" text:outline-level="1">Local e data da palestra/conferência</text:h>
      <text:p text:style-name="Linha_20_de_20_Identificação">&lt;Local / data&gt;</text:p>
      <text:h text:style-name="Heading_20_1" text:outline-level="1">RESUMO DA PALESTRA/CONFERÊNCIA</text:h>
      <text:p text:style-name="Citação_20_Fichada">&lt;Resumo&gt;</text:p>
      <text:h text:style-name="Heading_20_1" text:outline-level="1">APRECIAÇÕES PESSOAIS SOBRE O CONTEÚDO</text:h>
      <text:p text:style-name="Citação_20_Fichada">&lt;Apreciações&gt;</text:p>
      <text:h text:style-name="Heading_20_1" text:outline-level="1">Outras observações</text:h>
      <text:p text:style-name="Citação_20_Fichada">Nada consta a ser observ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fo:hyphenation-ladder-count="no-limit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Citação_20_Fichada" style:default-outline-level="1" style:class="text">
      <style:paragraph-properties fo:margin-top="0.423cm" fo:margin-bottom="0.212cm" loext:contextual-spacing="false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Citação_20_Fichada" style:default-outline-level="2" style:class="text">
      <style:paragraph-properties fo:margin-top="0.353cm" fo:margin-bottom="0.212cm" loext:contextual-spacing="false"/>
      <style:text-properties fo:text-transform="uppercase" fo:font-size="12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Citação_20_Fichada" style:default-outline-level="3" style:class="text">
      <style:paragraph-properties fo:margin-top="0.247cm" fo:margin-bottom="0.212cm" loext:contextual-spacing="false"/>
      <style:text-properties fo:font-size="12pt" fo:font-weight="bold" style:font-size-asian="101%" style:font-weight-asian="bold" style:font-size-complex="101%" style:font-weight-complex="bold"/>
    </style:style>
    <style:style style:name="Título_20_do_20_fichamento" style:display-name="Título do fichamento" style:family="paragraph" style:parent-style-name="Heading" style:next-style-name="Heading_20_1" style:master-page-name="">
      <style:paragraph-properties fo:margin-top="0cm" fo:margin-bottom="1cm" loext:contextual-spacing="false" fo:text-align="center" style:justify-single-word="false" style:page-number="auto"/>
      <style:text-properties fo:text-transform="uppercase"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nha_20_de_20_Identificação" style:display-name="Linha de Identificação" style:family="paragraph" style:parent-style-name="Text_20_body">
      <style:text-properties style:font-size-asian="10.5pt"/>
    </style:style>
    <style:style style:name="Citação_20_Fichada" style:display-name="Citação Fichada" style:family="paragraph" style:parent-style-name="Text_20_body" style:master-page-name="">
      <style:paragraph-properties fo:margin-left="0cm" fo:margin-right="0cm" fo:margin-top="0cm" fo:margin-bottom="0.101cm" loext:contextual-spacing="false" fo:text-indent="2cm" style:auto-text-indent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Definição" style:family="paragraph" style:parent-style-name="Standard">
      <style:text-properties style:font-size-asian="10.5pt"/>
    </style:style>
    <style:style style:name="Título_20_da_20_Definição" style:display-name="Título da Definição" style:family="paragraph" style:parent-style-name="Definição" style:next-style-name="Texto_20_da_20_Definição">
      <style:paragraph-properties fo:margin-left="0.499cm" fo:margin-right="0cm" fo:text-indent="0cm" style:auto-text-indent="false"/>
      <style:text-properties fo:font-variant="small-caps" fo:font-weight="bold" style:font-size-asian="10.5pt"/>
    </style:style>
    <style:style style:name="Texto_20_da_20_Definição" style:display-name="Texto da Definição" style:family="paragraph" style:parent-style-name="Definição" style:next-style-name="Título_20_da_20_Definição">
      <style:paragraph-properties fo:margin-left="1cm" fo:margin-right="0cm" fo:margin-top="0cm" fo:margin-bottom="0.499cm" loext:contextual-spacing="false" fo:text-indent="0cm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Ibraim</meta:initial-creator>
    <meta:creation-date>2015-08-12T20:53:59.926900033</meta:creation-date>
    <dc:date>2015-09-17T12:23:56.032000000</dc:date>
    <dc:creator>Rafael Ibraim</dc:creator>
    <meta:editing-duration>PT1H43M2S</meta:editing-duration>
    <meta:editing-cycles>6</meta:editing-cycles>
    <meta:generator>LibreOffice/5.0.1.2$Windows_X86_64 LibreOffice_project/81898c9f5c0d43f3473ba111d7b351050be20261</meta:generator>
    <meta:document-statistic meta:table-count="0" meta:image-count="0" meta:object-count="0" meta:page-count="1" meta:paragraph-count="17" meta:word-count="61" meta:character-count="416" meta:non-whitespace-character-count="380"/>
  </office:meta>
</office:document-meta>
</file>